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63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89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dddddd" fo:border="0.74pt solid #000000"/>
    </style:style>
    <style:style style:name="ce94" style:family="table-cell" style:parent-style-name="Default">
      <style:table-cell-properties fo:background-color="#000000" fo:border="0.74pt solid #000000"/>
    </style:style>
    <style:style style:name="ce9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ozel bitler</text:p>
          </table:table-cell>
          <table:table-cell table:style-name="ce9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7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7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7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7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7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ce7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7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8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85" table:formula="of:=DEC2BIN([.L46])" office:value-type="string" office:string-value="1" calcext:value-type="string">
            <text:p>1</text:p>
          </table:table-cell>
          <table:table-cell table:style-name="ce89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85" table:formula="of:=DEC2BIN([.L47])" office:value-type="string" office:string-value="10" calcext:value-type="string">
            <text:p>10</text:p>
          </table:table-cell>
          <table:table-cell table:style-name="ce89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85" table:formula="of:=DEC2BIN([.L48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85" table:formula="of:=DEC2BIN([.L49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85" table:formula="of:=DEC2BIN([.L50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85" table:formula="of:=DEC2BIN([.L51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85" table:formula="of:=DEC2BIN([.L52])" office:value-type="string" office:string-value="111" calcext:value-type="string">
            <text:p>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85" table:formula="of:=DEC2BIN([.L53])" office:value-type="string" office:string-value="1000" calcext:value-type="string">
            <text:p>1000</text:p>
          </table:table-cell>
          <table:table-cell table:style-name="ce89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85" table:formula="of:=DEC2BIN([.L54])" office:value-type="string" office:string-value="1001" calcext:value-type="string">
            <text:p>1001</text:p>
          </table:table-cell>
          <table:table-cell table:style-name="ce90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85" table:formula="of:=DEC2BIN([.L55])" office:value-type="string" office:string-value="1010" calcext:value-type="string">
            <text:p>1010</text:p>
          </table:table-cell>
          <table:table-cell table:style-name="ce90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85" table:formula="of:=DEC2BIN([.L56])" office:value-type="string" office:string-value="1011" calcext:value-type="string">
            <text:p>1011</text:p>
          </table:table-cell>
          <table:table-cell table:style-name="ce90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85" table:formula="of:=DEC2BIN([.L57])" office:value-type="string" office:string-value="1100" calcext:value-type="string">
            <text:p>1100</text:p>
          </table:table-cell>
          <table:table-cell table:style-name="ce90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85" table:formula="of:=DEC2BIN([.L58])" office:value-type="string" office:string-value="1101" calcext:value-type="string">
            <text:p>1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85" table:formula="of:=DEC2BIN([.L59])" office:value-type="string" office:string-value="1110" calcext:value-type="string">
            <text:p>1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85" table:formula="of:=DEC2BIN([.L60])" office:value-type="string" office:string-value="1111" calcext:value-type="string">
            <text:p>1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85" table:formula="of:=DEC2BIN([.L61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85" table:formula="of:=DEC2BIN([.L62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63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85" table:formula="of:=DEC2BIN([.L63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85" table:formula="of:=DEC2BIN([.L64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85" table:formula="of:=DEC2BIN([.L65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85" table:formula="of:=DEC2BIN([.L66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85" table:formula="of:=DEC2BIN([.L67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85" table:formula="of:=DEC2BIN([.L68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85" table:formula="of:=DEC2BIN([.L69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78" office:value-type="string" calcext:value-type="string">
            <text:p>0000_0101</text:p>
          </table:table-cell>
          <table:table-cell table:style-name="ce78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85" table:formula="of:=DEC2BIN([.L70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85" table:formula="of:=DEC2BIN([.L71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85" table:formula="of:=DEC2BIN([.L72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78" office:value-type="string" calcext:value-type="string">
            <text:p>0000_011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85" table:formula="of:=DEC2BIN([.L73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63" table:number-columns-repeated="6"/>
          <table:table-cell table:style-name="ce80"/>
          <table:table-cell table:style-name="ce63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85" table:formula="of:=DEC2BIN([.L74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85" table:formula="of:=DEC2BIN([.L75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85" table:formula="of:=DEC2BIN([.L76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85" table:formula="of:=DEC2BIN([.L77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85" table:formula="of:=DEC2BIN([.L78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85" table:formula="of:=DEC2BIN([.L79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85" table:formula="of:=DEC2BIN([.L80])" office:value-type="string" office:string-value="100011" calcext:value-type="string">
            <text:p>1000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85" table:formula="of:=DEC2BIN([.L81])" office:value-type="string" office:string-value="100100" calcext:value-type="string">
            <text:p>1001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85" table:formula="of:=DEC2BIN([.L82])" office:value-type="string" office:string-value="100101" calcext:value-type="string">
            <text:p>100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85" table:formula="of:=DEC2BIN([.L83])" office:value-type="string" office:string-value="100110" calcext:value-type="string">
            <text:p>100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85" table:formula="of:=DEC2BIN([.L84])" office:value-type="string" office:string-value="100111" calcext:value-type="string">
            <text:p>100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85" table:formula="of:=DEC2BIN([.L85])" office:value-type="string" office:string-value="101000" calcext:value-type="string">
            <text:p>1010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85" table:formula="of:=DEC2BIN([.L86])" office:value-type="string" office:string-value="101001" calcext:value-type="string">
            <text:p>1010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85" table:formula="of:=DEC2BIN([.L87])" office:value-type="string" office:string-value="101010" calcext:value-type="string">
            <text:p>1010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8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MT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8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8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8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8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8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8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8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8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8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8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8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8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8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8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8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8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8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8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8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8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8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8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94"/>
        <table:table-column table:style-name="co19" table:number-columns-repeated="5" table:default-cell-style-name="ce93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93"/>
          <table:table-cell table:style-name="ce94" table:number-columns-repeated="3"/>
          <table:table-cell table:number-columns-repeated="4"/>
          <table:table-cell table:style-name="ce95" office:value-type="string" calcext:value-type="string">
            <text:p><text:span text:style-name="T1">00_0[00_00]</text:span>(0000_00)</text:p>
          </table:table-cell>
          <table:table-cell table:style-name="ce63" office:value-type="string" calcext:value-type="string">
            <text:p><text:span text:style-name="T1">00_1[00_00]</text:span>(0000_01)</text:p>
          </table:table-cell>
          <table:table-cell table:style-name="ce63" office:value-type="string" calcext:value-type="string">
            <text:p><text:span text:style-name="T1">00_1[00_00]</text:span>(0000_10)</text:p>
          </table:table-cell>
          <table:table-cell table:style-name="ce63" office:value-type="string" calcext:value-type="string">
            <text:p><text:span text:style-name="T1">00_1[00_00]</text:span>(0000_11)</text:p>
          </table:table-cell>
          <table:table-cell table:style-name="ce95" office:value-type="string" calcext:value-type="string">
            <text:p><text:span text:style-name="T1">00_0[00_00]</text:span>(0001_00)</text:p>
          </table:table-cell>
          <table:table-cell table:style-name="ce95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01]</text:span>(0000_00)</text:p>
          </table:table-cell>
          <table:table-cell table:style-name="ce95" office:value-type="string" calcext:value-type="string">
            <text:p><text:span text:style-name="T1">00_0[00_01]</text:span>(0000_01)</text:p>
          </table:table-cell>
          <table:table-cell table:style-name="ce95" office:value-type="string" calcext:value-type="string">
            <text:p><text:span text:style-name="T1">00_0[00_01]</text:span>(0000_10)</text:p>
          </table:table-cell>
          <table:table-cell table:style-name="ce95" office:value-type="string" calcext:value-type="string">
            <text:p><text:span text:style-name="T1">00_0[00_01]</text:span>(0000_11)</text:p>
          </table:table-cell>
          <table:table-cell table:style-name="ce63" office:value-type="string" calcext:value-type="string">
            <text:p><text:span text:style-name="T1">00_1[00_01]</text:span>(0001_00)</text:p>
          </table:table-cell>
          <table:table-cell table:style-name="ce95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94" table:number-columns-repeated="4"/>
          <table:table-cell table:number-columns-repeated="3"/>
          <table:table-cell table:style-name="ce63" office:value-type="string" calcext:value-type="string">
            <text:p><text:span text:style-name="T1">00_1[00_10]</text:span>(0000_00)</text:p>
          </table:table-cell>
          <table:table-cell table:style-name="ce63" office:value-type="string" calcext:value-type="string">
            <text:p><text:span text:style-name="T1">00_1[00_10]</text:span>(0000_01)</text:p>
          </table:table-cell>
          <table:table-cell table:style-name="ce63" office:value-type="string" calcext:value-type="string">
            <text:p><text:span text:style-name="T1">00_1[00_10]</text:span>(0000_10)</text:p>
          </table:table-cell>
          <table:table-cell table:style-name="ce63" office:value-type="string" calcext:value-type="string">
            <text:p><text:span text:style-name="T1">00_1[00_10]</text:span>(0000_11)</text:p>
          </table:table-cell>
          <table:table-cell table:style-name="ce63" office:value-type="string" calcext:value-type="string">
            <text:p><text:span text:style-name="T1">00_1[00_10]</text:span>(0001_00)</text:p>
          </table:table-cell>
          <table:table-cell table:style-name="ce95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11]</text:span>(0000_00)</text:p>
          </table:table-cell>
          <table:table-cell table:style-name="ce95" office:value-type="string" calcext:value-type="string">
            <text:p><text:span text:style-name="T1">00_0[00_11]</text:span>(0000_01)</text:p>
          </table:table-cell>
          <table:table-cell table:style-name="ce95" office:value-type="string" calcext:value-type="string">
            <text:p><text:span text:style-name="T1">00_0[00_11]</text:span>(0000_10)</text:p>
          </table:table-cell>
          <table:table-cell table:style-name="ce95" office:value-type="string" calcext:value-type="string">
            <text:p><text:span text:style-name="T1">00_0[00_11]</text:span>(0000_11)</text:p>
          </table:table-cell>
          <table:table-cell table:style-name="ce63" office:value-type="string" calcext:value-type="string">
            <text:p><text:span text:style-name="T1">00_1[00_11]</text:span>(0001_00)</text:p>
          </table:table-cell>
          <table:table-cell table:style-name="ce95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1_00]</text:span>(0000_00)</text:p>
          </table:table-cell>
          <table:table-cell table:style-name="ce95" office:value-type="string" calcext:value-type="string">
            <text:p><text:span text:style-name="T1">00_0[01_00]</text:span>(0000_01)</text:p>
          </table:table-cell>
          <table:table-cell table:style-name="ce95" office:value-type="string" calcext:value-type="string">
            <text:p><text:span text:style-name="T1">00_0[01_00]</text:span>(0000_10)</text:p>
          </table:table-cell>
          <table:table-cell table:style-name="ce95" office:value-type="string" calcext:value-type="string">
            <text:p><text:span text:style-name="T1">00_0[01_00]</text:span>(0000_11)</text:p>
          </table:table-cell>
          <table:table-cell table:style-name="ce63" office:value-type="string" calcext:value-type="string">
            <text:p><text:span text:style-name="T1">00_1[01_00]</text:span>(0001_00)</text:p>
          </table:table-cell>
          <table:table-cell table:style-name="ce95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93"/>
          <table:table-cell table:number-columns-repeated="7"/>
          <table:table-cell table:style-name="ce95" office:value-type="string" calcext:value-type="string">
            <text:p><text:span text:style-name="T1">00_0[01_01]</text:span>(0000_00)</text:p>
          </table:table-cell>
          <table:table-cell table:style-name="ce95" office:value-type="string" calcext:value-type="string">
            <text:p><text:span text:style-name="T1">00_0[01_01]</text:span>(0000_01)</text:p>
          </table:table-cell>
          <table:table-cell table:style-name="ce95" office:value-type="string" calcext:value-type="string">
            <text:p><text:span text:style-name="T1">00_0[01_01]</text:span>(0000_10)</text:p>
          </table:table-cell>
          <table:table-cell table:style-name="ce95" office:value-type="string" calcext:value-type="string">
            <text:p><text:span text:style-name="T1">00_0[01_01]</text:span>(0000_11)</text:p>
          </table:table-cell>
          <table:table-cell table:style-name="ce95" office:value-type="string" calcext:value-type="string">
            <text:p><text:span text:style-name="T1">00_0[01_01]</text:span>(0001_00)</text:p>
          </table:table-cell>
          <table:table-cell table:style-name="ce95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78" office:value-type="string" calcext:value-type="string">
            <text:p>0x04C0</text:p>
          </table:table-cell>
          <table:table-cell table:style-name="ce78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ce93"/>
          <table:table-cell table:style-name="ce94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8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8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94"/>
        <table:table-column table:style-name="co27" table:number-columns-repeated="5" table:default-cell-style-name="ce66"/>
        <table:table-column table:style-name="co27" table:default-cell-style-name="Default"/>
        <table:table-column table:style-name="co27" table:default-cell-style-name="ce66"/>
        <table:table-column table:style-name="co1" table:default-cell-style-name="Default"/>
        <table:table-column table:style-name="co1" table:default-cell-style-name="ce8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6"/>
          <table:table-cell table:style-name="ce94" table:number-columns-repeated="5"/>
          <table:table-cell table:style-name="ce66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94" table:number-columns-repeated="2"/>
          <table:table-cell table:style-name="ce66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.00.0000</text:date>, <text:time style:data-style-name="N2" text:time-value="10:16:15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19T15:50:24.750000000</dc:date>
    <meta:editing-duration>P2DT22H39M31S</meta:editing-duration>
    <meta:editing-cycles>52</meta:editing-cycles>
    <meta:generator>LibreOffice/24.2.4.2$Windows_X86_64 LibreOffice_project/51a6219feb6075d9a4c46691dcfe0cd9c4fff3c2</meta:generator>
    <meta:document-statistic meta:table-count="3" meta:cell-count="823" meta:object-count="0"/>
  </office:meta>
</office:document-meta>
</file>